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summary, White Carat and Blue Carat—
as well as the Shinigami—have all disappeared
to the demon world.”</text:p>
          </table:table-cell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Basically, that just leaves Red Carat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 office:value-type="string">
            <text:p>That is, the Duchess of Hellfire's army.</text:p>
          </table:table-cell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eels kinda like a return to the good ol' days.</text:p>
          </table:table-cell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 office:value-type="string">
            <text:p>Priest
“That is fortuitous indeed.”</text:p>
          </table:table-cell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at was that enormous Magical vortex?</text:p>
          </table:table-cell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it be that we didn't manage to properly
stabilize the space-time distortion?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uuh?! Then that means the whole world
is gonna get swallowed up!!!</text:p>
          </table:table-cell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on't get swallowed. The stabilization of
space-time went swimmingly.</text:p>
          </table:table-cell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, what could it be...?</text:p>
          </table:table-cell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Demon Portal was originally built as a
means of suppressing the naturally-occurring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 office:value-type="string">
            <text:p>At the same time, it served as a connection
between this world and the demon world.</text:p>
          </table:table-cell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 office:value-type="string">
            <text:p>But in truth, the demon portal performed one
crucial function on top of all that.</text:p>
          </table:table-cell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h?! That's news to Meeee?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 office:value-type="string">
            <text:p>Priest
“You see, we have only ancient literature to
go on, so descriptions of the Demon Portal are
scattered far and wide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 office:value-type="string">
            <text:p>Priest
“Only after you had just set off to destroy
the portal did I manage to find information
on the Duchess of Hellfire and the portal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 office:value-type="string">
            <text:p>Priest
“And so we discovered the third function of
the Demon Portal.”</text:p>
          </table:table-cell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, what?</text:p>
          </table:table-cell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control Magical osmosis.</text:p>
          </table:table-cell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What, what?</text:p>
          </table:table-cell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Japanese, pls!</text:p>
          </table:table-cell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explain it as simply as I can.</text:p>
          </table:table-cell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 office:value-type="string">
            <text:p>The demon world is overflowing with Magic.</text:p>
          </table:table-cell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 office:value-type="string">
            <text:p>The human world, on the other hand, is almost
entirely devoid of Magic.</text:p>
          </table:table-cell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 office:value-type="string">
            <text:p>When those two worlds are connected, a
process known as Magical osmosis occurs.</text:p>
          </table:table-cell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 office:value-type="string">
            <text:p>It's the flow of Magic from Magic-dense
space into Magic-thin space.</text:p>
          </table:table-cell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ically, you mean Magic is spilling out of the
demon world into the human world through the
portal?</text:p>
          </table:table-cell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vortex is that very overflow.</text:p>
          </table:table-cell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 office:value-type="string">
            <text:p>But tell me one thing.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 office:value-type="string">
            <text:p>With the Demon Portal reduced to rubble, the
link between both worlds should be entirely
severed.</text:p>
          </table:table-cell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 office:value-type="string">
            <text:p>Why, then, is this Magical osmosis still
going on?</text:p>
          </table:table-cell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would normally never happen.</text:p>
          </table:table-cell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 office:value-type="string">
            <text:p>Most likely, that Magical vortex is something
that accumulated within the space between the
worlds.</text:p>
          </table:table-cell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 office:value-type="string">
            <text:p>The human world has been protected from
Magical osmosis by the Demon Portal for many
years.</text:p>
          </table:table-cell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 office:value-type="string">
            <text:p>It's thought that, during that time, the
Magic flowing into the human world would have
accumulated in the gap between it and the
demon world.</text:p>
          </table:table-cell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all of that stored-up Magic has just been
released in one go, leaving us with that
violent whirlpool, right?</text:p>
          </table:table-cell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probably don't need to ask, but that's really
bad, huh?</text:p>
          </table:table-cell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 office:value-type="string">
            <text:p>Priest
“Yes, it is a dire situation.”</text:p>
          </table:table-cell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 office:value-type="string">
            <text:p>Priest
“Magic is the source of power for demons.”</text:p>
          </table:table-cell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 office:value-type="string">
            <text:p>Priest
“If such vast quantities of Magic continue to
flow into the human world, the demons here
will grow more violent, and even manaphylactic.”</text:p>
          </table:table-cell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 office:value-type="string">
            <text:p>Priest
“We must halt the process at all costs.”</text:p>
          </table:table-cell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how do we do that?</text:p>
          </table:table-cell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ll need something capable of controlling
the Magical osmosis in place of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 office:value-type="string">
            <text:p>Unfortunately, our last strategy saw us
annihilate the Demon Portal, so there might be
no way to discover a mechanism for doing so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Perhaps Takoyaki-kun's impressive knowledge
of space-time might contain something that
will help us with this matter?”</text:p>
          </table:table-cell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? Hmmmm...</text:p>
          </table:table-cell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 office:value-type="string">
            <text:p>Yeaaaah...</text:p>
          </table:table-cell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 office:value-type="string">
            <text:p>If it was an artificial wormhole that we wanted
to plug up, I could just run the steps for
opening one in reverse, but...</text:p>
          </table:table-cell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 office:value-type="string">
            <text:p>I think it'll be impossible to close up a
natural wormhole, Y'Knooow?</text:p>
          </table:table-cell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 office:value-type="string">
            <text:p>Even if it wasn't, we'd just end up shiftin'
the burden on space-time and openin' up a hole
somewhere else, I Thiiin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mm...”</text:p>
          </table:table-cell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then what—</text:p>
          </table:table-cell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 office:value-type="string">
            <text:p>Messenger
“I apologize for the interruption!”</text:p>
          </table:table-cell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 office:value-type="string">
            <text:p>Messenger
“It's urgent! We're picking up a reading of
high Magic levels from one point on the Magic
detection device!”</text:p>
          </table:table-cell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 office:value-type="string">
            <text:p>Messenger
“It's heading towards the location where the
Demon Portal stood!”</text:p>
          </table:table-cell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d Carat...</text:p>
          </table:table-cell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she up to?</text:p>
          </table:table-cell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 office:value-type="string">
            <text:p>I bet she sensed something was up with the
Demon Portal, and now she's going over to
check in on it.</text:p>
          </table:table-cell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nna be blow a fuse and lash out when
she finds out it's been turned to dust...</text:p>
          </table:table-cell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 office:value-type="string">
            <text:p>Priest
“That's not impossible, but with her Shinigami
removed from her forces, it is hard to believe
that she would recklessly attack now.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there's something bothering me...</text:p>
          </table:table-cell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Red Carat's group are demons too, then won't
the enormous amount of Magic flowing out of
the gap in space-time end up making them
really powerful...?</text:p>
          </table:table-cell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 it would.</text:p>
          </table:table-cell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 office:value-type="string">
            <text:p>It really, really would.</text:p>
          </table:table-cell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h, ahh... testing... one, two, three...</text:p>
          </table:table-cell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 office:value-type="string">
            <text:p>Am I coming through? All good? Eh, I'm live?!</text:p>
          </table:table-cell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uchess of Hellfire's voice...?!</text:p>
          </table:table-cell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he must be broadcasting her voice using
Magic.</text:p>
          </table:table-cell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ar me, humans!</text:p>
          </table:table-cell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 office:value-type="string">
            <text:p>Through this tremendous Magic power, the
lands shall soon be overrun with demons far
and wide, and your homelands shall be forever
lost to you!</text:p>
          </table:table-cell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 office:value-type="string">
            <text:p>I, the Duchess of Hellfire, have set my heart
on invading you, just as I did last time!</text:p>
          </table:table-cell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 office:value-type="string">
            <text:p>Do you hear me, Heavenly Maidens?!</text:p>
          </table:table-cell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 office:value-type="string">
            <text:p>You will lose all hope before long! This world
belongs to me!!</text:p>
          </table:table-cell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 office:value-type="string">
            <text:p>All you can do now is quake in fear, and wait
for that time to come!!</text:p>
          </table:table-cell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 office:value-type="string">
            <text:p>Hahahahahahahahahahahaha!!!</text:p>
          </table:table-cell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already in full-on gloat mode...</text:p>
          </table:table-cell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em to have become greatly empowered
by all the Magic overflowing from the
space-time gap.</text:p>
          </table:table-cell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 office:value-type="string">
            <text:p>Things have just gotten more complicated.</text:p>
          </table:table-cell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Red Carat herself was originally very weak,
so she will not be much of a threat, but...</text:p>
          </table:table-cell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 office:value-type="string">
            <text:p>I expect that Visti and Blanche, her aides, will
have received a great boost...</text:p>
          </table:table-cell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 office:value-type="string">
            <text:p>Priest
“If I had only reached the truth behind the
Demon Portal sooner, I would never have had
you all go and destroy it...”</text:p>
          </table:table-cell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You have my deepest apologies...”</text:p>
          </table:table-cell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hadn't destroyed the portal, there would
be more demons like the Shinigami coming in,
which is a big problem in its own right, so I
think destroying it was the right choice.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 important thing is what we do Noooow!</text:p>
          </table:table-cell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d Carat's bunch are the only enemies left,
so I'm sure we'll think of something!</text:p>
          </table:table-cell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agree. Let's put our heads together do our
best to get through this.</text:p>
          </table:table-cell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, specifically?</text:p>
          </table:table-cell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 office:value-type="string">
            <text:p>We've gotta attack, right?</text:p>
          </table:table-cell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should just hold a strategy meeting.</text:p>
          </table:table-cell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vote to conserve energy!!</text:p>
          </table:table-cell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think of cool Catchphraseees!</text:p>
          </table:table-cell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ost appropriate course of action would
be to perform reconnaissance.</text:p>
          </table:table-cell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Erm... let's just put our heads together...</text:p>
          </table:table-cell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so this is where you were. We have been
searching for you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! Y-Your Highness?!”</text:p>
          </table:table-cell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re you doin' here, Princess?!</text:p>
          </table:table-cell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rom the way Gaora and the Priest flew out of
the castle looking as though they had seen a
ghost, I thought that this might not be the time
for public business.</text:p>
          </table:table-cell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 office:value-type="string">
            <text:p>I reviewed the situation while my trusted
guards escorted me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o dangerous here, Your Highness!
This is where the enemy's base and the Demon
Portal a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 office:value-type="string">
            <text:p>Knight Commander Gaora
“I beg of you, please return to the castle!”</text:p>
          </table:table-cell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a strange thing to say.</text:p>
          </table:table-cell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 office:value-type="string">
            <text:p>Would I not be far safer staying with the
Knight Commander and the Heavenly Maidens,
rather than remaining at the castl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that is... I suppose I cannot refute
that...”</text:p>
          </table:table-cell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deed, I heard the Duchess of Hellfire's
voice on the way to this town.</text:p>
          </table:table-cell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 office:value-type="string">
            <text:p>It appears we do not have a moment to waste,
would you not agree? I do not expect it makes
much of a difference where I am right now.</text:p>
          </table:table-cell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 office:value-type="string">
            <text:p>As the one with the most responsibility in all
the land, would you not at least allow me to
help in leading the charg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that is what you insist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must only ask you do not take any
risky actions.”</text:p>
          </table:table-cell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 office:value-type="string">
            <text:p>Umu. It seems you understand.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By destroying the Demon Portal, the
vast amount of Magic pooled up in the space
between worlds has cascaded forth into the
human world all at once.</text:p>
          </table:table-cell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right now, the enemy are taking advantage
of that Magical power to unleash a great
number of powerful demons upon the lands.</text:p>
          </table:table-cell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 office:value-type="string">
            <text:p>Not only that, but we expect that they
themselves have become much more powerful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volume of Magic pouring out of the rift can
only be rising with every passing minute.</text:p>
          </table:table-cell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 office:value-type="string">
            <text:p>We need to reach a decision quickly.</text:p>
          </table:table-cell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ve gotta attack, after all!</text:p>
          </table:table-cell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 don't have any time to lose, Hamuko might
actually be right. We might just have to charge
in...</text:p>
          </table:table-cell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save thinking about a way to plug up
the flow of Magic for later.</text:p>
          </table:table-cell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 office:value-type="string">
            <text:p>At present, our top priority is to bring down
the Duchess of Hellfire...!</text:p>
          </table:table-cell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r decision please!</text:p>
          </table:table-cell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unting an invasion without a plan doesn't
sit well with me, but so be it.</text:p>
          </table:table-cell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 office:value-type="string">
            <text:p>We're going in.</text:p>
          </table:table-cell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sir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